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43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184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6_24-38-56_000.jpg</text:p>
          </table:table-cell>
          <table:table-cell office:value-type="string">
            <text:p>:m 1*1 RES / 245 123*4#1 / 　『コロイドの話』　北原文雄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6_11-13-58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16_10-25-17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1-16_10-24-51_000.jpg</text:p>
          </table:table-cell>
          <table:table-cell table:style-name="ce3" office:value-type="string">
            <text:p>:m :PHOTO 起きた時刻 / 20170116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1-16_03-06-46_015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16_03-06-46_014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1-16_03-06-46_011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1-16_03-06-46_010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1-16_03-06-46_008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1-16_03-06-46_007.jpg</text:p>
          </table:table-cell>
          <table:table-cell office:value-type="string">
            <text:p>:m 髪の毛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1-16_03-06-46_005.jpg</text:p>
          </table:table-cell>
          <table:table-cell office:value-type="string">
            <text:p>:m 髪の毛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2017-01-16_03-06-46_004.jpg</text:p>
          </table:table-cell>
          <table:table-cell office:value-type="string">
            <text:p>:m 記録 / 身体　顔　ヒフ / アトピー / 状況　夜、シャワーの後　クリーム、塗った（椿油） / 左斜め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7-01-16_03-06-46_003.jpg</text:p>
          </table:table-cell>
          <table:table-cell table:style-name="ce4" office:value-type="string">
            <text:p>:m 記録 / 身体　顔　ヒフ / アトピー / 状況　夜、シャワーの後　クリーム、塗った（椿油） / 正面 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16_03-06-46_002.jpg</text:p>
          </table:table-cell>
          <table:table-cell office:value-type="string">
            <text:p>-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16_03-06-46_001.jpg</text:p>
          </table:table-cell>
          <table:table-cell table:style-name="ce3" office:value-type="string">
            <text:p>:m other / 温度　室内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1-16_03-06-46_000.jpg</text:p>
          </table:table-cell>
          <table:table-cell office:value-type="string">
            <text:p>:m / 外出　経路メモ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1-15_23-43-50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15_23-43-08_000.jpg</text:p>
          </table:table-cell>
          <table:table-cell table:style-name="ce3" office:value-type="string">
            <text:p>:m :PHOTO 起きた時刻 / 2017011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15_19-51-37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1-15_19-19-19_000.jpg</text:p>
          </table:table-cell>
          <table:table-cell table:style-name="ce3" office:value-type="string">
            <text:p>:m 1*1 RES / 245 124*1#2 / 　『ローカルな思想を創る』　内山節、他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7-01-15_18-48-51_000.jpg</text:p>
          </table:table-cell>
          <table:table-cell table:style-name="ce4" office:value-type="string">
            <text:p>:m other / 猫　捕獲 準備　/ steps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1-15_17-31-09_000.jpg</text:p>
          </table:table-cell>
          <table:table-cell table:style-name="ce3" office:value-type="string">
            <text:p>:m 1*1 RES / 245 124*1#1 / 　『ローカルな思想を創る』　内山節、他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1-15_16-34-00_000.jpg</text:p>
          </table:table-cell>
          <table:table-cell table:style-name="ce3" office:value-type="string">
            <text:p>:m other / 温度　ベランダ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1-15_16-23-58_000.jpg</text:p>
          </table:table-cell>
          <table:table-cell table:style-name="ce3" office:value-type="string">
            <text:p>:PHOTO 面白いもの / @東急ショッピングパーク　旧ブティック？　クリーニング店隣り / 壁紙　面白い模様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1-15_16-23-52_000.jpg</text:p>
          </table:table-cell>
          <table:table-cell table:style-name="ce3" office:value-type="string">
            <text:p>:PHOTO 面白いもの / @東急ショッピングパーク　旧ブティック？　クリーニング店隣り / 壁紙　面白い模様</text:p>
          </table:table-cell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2017-01-15_16-10-30_000.jpg</text:p>
          </table:table-cell>
          <table:table-cell office:value-type="string">
            <text:p>:PHOTO 記録 / @区役所前　近く / 旧グリーンヒル　建物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1-15_16-06-13_000.jpg</text:p>
          </table:table-cell>
          <table:table-cell office:value-type="string">
            <text:p>:PHOTO 記録 / @いなげや　横 / 旧ツタヤ　鈴鹿医院　予定ビル</text:p>
          </table:table-cell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2017-01-15_15-32-40_000.jpg</text:p>
          </table:table-cell>
          <table:table-cell office:value-type="string">
            <text:p>:m 1*1 RES / free# ELS7JR 2#1 / ParaView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017-01-15_12-16-16_000.jpg</text:p>
          </table:table-cell>
          <table:table-cell office:value-type="string">
            <text:p>:PHOTO 記録 / @自宅 / 投棄品　自宅前路上　一般ゴミ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2017-01-15_12-16-06_000.jpg</text:p>
          </table:table-cell>
          <table:table-cell office:value-type="string">
            <text:p>:PHOTO 記録 / @自宅 / 投棄品　自宅前路上　一般ゴミ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2017-01-15_12-15-43_000.jpg</text:p>
          </table:table-cell>
          <table:table-cell office:value-type="string">
            <text:p>:PHOTO 記録 / @自宅 / 投棄品　自宅前路上　一般ゴミ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1-15_12-12-54_000.jpg</text:p>
          </table:table-cell>
          <table:table-cell office:value-type="string">
            <text:p>:PHOTO 記録 / @自宅 / 投棄品　自宅前路上　一般ゴミ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1-15_12-12-45_000.jpg</text:p>
          </table:table-cell>
          <table:table-cell office:value-type="string">
            <text:p>:PHOTO 記録 / @自宅 / 投棄品　自宅前路上　一般ゴミ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2017/01/16</text:date>, <text:time>13:21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3:21:42.37</dc:date>
    <dc:creator>岩淵 謙</dc:creator>
    <meta:generator>OpenOffice/4.1.3$Win32 OpenOffice.org_project/413m1$Build-9783</meta:generator>
    <meta:editing-duration>PT34M8S</meta:editing-duration>
    <meta:editing-cycles>15</meta:editing-cycles>
    <meta:document-statistic meta:table-count="1" meta:cell-count="102" meta:object-count="0"/>
  </office:meta>
</office:document-meta>
</file>